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List_20_Paragraph" style:list-style-name="WWNum3"/>
    <style:style style:name="P2" style:family="paragraph" style:parent-style-name="List_20_Paragraph" style:list-style-name="WWNum2"/>
    <style:style style:name="P3" style:family="paragraph" style:parent-style-name="List_20_Paragraph" style:list-style-name="WWNum3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579134410137942434" text:style-name="WWNum3">
        <text:list-item>
          <text:p text:style-name="P3">The caste system originates from the Vedic period and is found in the Vedic hymns</text:p>
        </text:list-item>
        <text:list-item>
          <text:p text:style-name="P1">The caste system divides humanity into four classes or varnas.</text:p>
        </text:list-item>
        <text:list-item>
          <text:p text:style-name="P1">Every person is born into one of the varnas.</text:p>
        </text:list-item>
        <text:list-item>
          <text:p text:style-name="P1">Every person is born into one of the varnas</text:p>
          <text:list>
            <text:list-item>
              <text:p text:style-name="P1">Brahmin – Priests, religious teachers</text:p>
            </text:list-item>
            <text:list-item>
              <text:p text:style-name="P1">Kshatriya – Warriors, rulers</text:p>
            </text:list-item>
            <text:list-item>
              <text:p text:style-name="P1">Vaishya – Merchaints, farmers</text:p>
            </text:list-item>
            <text:list-item>
              <text:p text:style-name="P1">Sudra – Servants, laborers</text:p>
            </text:list-item>
          </text:list>
        </text:list-item>
        <text:list-item>
          <text:p text:style-name="P1">This is based on the accumulation of karma from their previous life</text:p>
        </text:list-item>
        <text:list-item>
          <text:p text:style-name="P1">The people of different castes lead different lives, have different responsibilities, can’t eat together and can’t marry each other.</text:p>
        </text:list-item>
      </text:list>
      <text:p text:style-name="Standard"/>
      <text:p text:style-name="Standard">The untouchables</text:p>
      <text:list xml:id="list5568558265717936305" text:style-name="WWNum2">
        <text:list-item>
          <text:p text:style-name="P2">A fifth group of humanity outside of the system</text:p>
        </text:list-item>
        <text:list-item>
          <text:p text:style-name="P2">They are called untouchables because of their occupations</text:p>
        </text:list-item>
        <text:list-item>
          <text:p text:style-name="P2">Tanning leather, removing dead animals, washing toilets,</text:p>
        </text:list-item>
        <text:list-item>
          <text:p text:style-name="P2">Life far away from the other castes</text:p>
        </text:list-item>
        <text:list-item>
          <text:p text:style-name="P2">Gahndi fought for the rights of untouchables.</text:p>
          <text:list>
            <text:list-item>
              <text:p text:style-name="P2"><text:bookmark text:name="_GoBack"/>He called the untouchables “God’s children”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CA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CA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McCracken</meta:initial-creator>
    <dc:creator>Jack McCracken</dc:creator>
    <meta:editing-cycles>1</meta:editing-cycles>
    <meta:creation-date>2013-03-19T14:06:00</meta:creation-date>
    <dc:date>2013-03-19T14:11:00</dc:date>
    <meta:editing-duration>PT5S</meta:editing-duration>
    <meta:generator>LibreOffice/4.1.2.3$Linux_X86_64 LibreOffice_project/410m0$Build-3</meta:generator>
    <meta:document-statistic meta:table-count="0" meta:image-count="0" meta:object-count="0" meta:page-count="1" meta:paragraph-count="17" meta:word-count="149" meta:character-count="865" meta:non-whitespace-character-count="74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